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5cm"/>
    </style:style>
    <style:style style:name="gr2" style:family="graphic" style:parent-style-name="standard">
      <style:graphic-properties draw:textarea-vertical-align="middle" draw:auto-grow-height="false" fo:min-height="2.851cm" fo:min-width="1.901cm"/>
    </style:style>
    <style:style style:name="gr3" style:family="graphic" style:parent-style-name="standard">
      <style:graphic-properties svg:stroke-color="#000000" draw:fill-color="#ffff66" draw:textarea-horizontal-align="justify" draw:textarea-vertical-align="middle" draw:auto-grow-height="false" fo:min-height="2.05cm" fo:min-width="2.8cm"/>
    </style:style>
    <style:style style:name="gr4" style:family="graphic" style:parent-style-name="standard">
      <style:graphic-properties svg:stroke-color="#000000" draw:fill-color="#6666ff" draw:textarea-horizontal-align="justify" draw:textarea-vertical-align="middle" draw:auto-grow-height="false" fo:min-height="2.05cm" fo:min-width="2.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0.83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0.833cm"/>
    </style:style>
    <style:style style:name="gr7" style:family="graphic" style:parent-style-name="standard">
      <style:graphic-properties draw:stroke="none" svg:stroke-color="#000000" draw:fill="none" draw:fill-color="#ffffff" fo:min-height="3.47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9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9.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66"/>
      <style:paragraph-properties fo:text-align="center"/>
      <style:text-properties style:font-name="Liberation Mono" fo:font-weight="bold" style:font-weight-asian="bold" style:font-weight-complex="bold"/>
    </style:style>
    <style:style style:name="P5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6666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7cm" svg:height="2.1cm" svg:x="5.2cm" svg:y="1.5cm">
          <draw:text-box>
            <text:p text:style-name="P1"><text:span text:style-name="T1">Σε Windows μηχανήματα: 74 – ea – 3a – cd – 06 – 40</text:span></text:p>
            <text:p text:style-name="P1"><text:span text:style-name="T1">Σε Unix/Linux μηχανήματα: 74 : ea : 3a : cd : 06 : 40</text:span></text:p>
          </draw:text-box>
        </draw:frame>
        <draw:custom-shape draw:style-name="gr2" draw:text-style-name="P1" draw:layer="layout" svg:width="2.4cm" svg:height="3.1cm" draw:transform="rotate (-1.51442219195548) translate (10.165cm 6.22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4" draw:layer="layout" svg:width="3.3cm" svg:height="2.3cm" svg:x="7.5cm" svg:y="4.6cm">
            <text:p text:style-name="P3"><text:span text:style-name="T2">7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cm" svg:height="2.3cm" svg:x="14.1cm" svg:y="4.6cm">
            <text:p text:style-name="P3"><text:span text:style-name="T2">3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cm" svg:height="2.3cm" svg:x="10.8cm" svg:y="4.6cm">
            <text:p text:style-name="P3"><text:span text:style-name="T2">e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3cm" svg:height="2.3cm" svg:x="17.4cm" svg:y="4.6cm">
            <text:p text:style-name="P3"><text:span text:style-name="T2">c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3cm" svg:height="2.3cm" svg:x="24cm" svg:y="4.6cm">
            <text:p text:style-name="P3"><text:span text:style-name="T2">4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3cm" svg:height="2.3cm" svg:x="20.7cm" svg:y="4.6cm">
            <text:p text:style-name="P3"><text:span text:style-name="T2">06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1.334cm" svg:height="1.6cm" svg:x="2.533cm" svg:y="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33cm" svg:height="1.6cm" svg:x="11.867cm" svg:y="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34cm" svg:height="1.6cm" svg:x="10.533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33cm" svg:height="1.6cm" svg:x="9.2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33cm" svg:height="1.6cm" svg:x="7.867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34cm" svg:height="1.6cm" svg:x="6.533cm" svg:y="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33cm" svg:height="1.6cm" svg:x="5.2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33cm" svg:height="1.6cm" svg:x="3.867cm" svg:y="9.1cm">
          <text:p text:style-name="P1">0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9.1cm" svg:height="8.063cm" svg:x="16.5cm" svg:y="8.1cm">
          <draw:text-box>
            <text:p text:style-name="P8"><text:span text:style-name="T3">Προσοχή:</text:span><text:span text:style-name="T1"> Τα bit της οκτάδας στέλνονται με αντίστροφη σειρά (από το λιγότερο σημαντικό προς το περισσότερο). Τα δύο πρώτα ψηφία εδώ είναι στην πραγματικότητα τα δύο τελευταία του αριθμού.</text:span></text:p>
          </draw:text-box>
        </draw:frame>
        <draw:custom-shape draw:style-name="gr8" draw:text-style-name="P10" draw:layer="layout" svg:width="9.6cm" svg:height="1.2cm" svg:x="5.5cm" svg:y="11.5cm">
          <text:p text:style-name="P1">X bit (U/L)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9.6cm" svg:height="2.6cm" svg:x="5.5cm" svg:y="12.7cm">
          <text:p text:style-name="P8"><text:span text:style-name="T4">0: Καθολικά μοναδική (Unique)</text:span></text:p>
          <text:p text:style-name="P8"><text:span text:style-name="T4">1: Τοπικά Διαχειριζόμενη (Local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9.6cm" svg:height="1.2cm" svg:x="5.5cm" svg:y="15.8cm">
          <text:p text:style-name="P1">M bit (I/G)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9.6cm" svg:height="2.6cm" svg:x="5.5cm" svg:y="17cm">
          <text:p text:style-name="P8"><text:span text:style-name="T4">0: Αποκλειστική διανομή (Individual)</text:span></text:p>
          <text:p text:style-name="P8"><text:span text:style-name="T4">1: Πολυδιανομή (Group)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5.5cm" svg:y1="13.7cm" svg:x2="4.6cm" svg:y2="13.7cm">
          <text:p/>
        </draw:line>
        <draw:line draw:style-name="gr11" draw:text-style-name="P12" draw:layer="layout" svg:x1="4.6cm" svg:y1="13.7cm" svg:x2="4.6cm" svg:y2="10.7cm">
          <text:p/>
        </draw:line>
        <draw:line draw:style-name="gr10" draw:text-style-name="P12" draw:layer="layout" svg:x1="5.5cm" svg:y1="18.1cm" svg:x2="3.2cm" svg:y2="18.1cm">
          <text:p/>
        </draw:line>
        <draw:line draw:style-name="gr11" draw:text-style-name="P12" draw:layer="layout" svg:x1="3.2cm" svg:y1="18.1cm" svg:x2="3.2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9:21:02.594000000</meta:creation-date>
    <dc:date>2016-10-28T19:47:59.183000000</dc:date>
    <meta:editing-duration>PT3M56S</meta:editing-duration>
    <meta:editing-cycles>1</meta:editing-cycles>
    <meta:document-statistic meta:object-count="26"/>
    <meta:generator>LibreOffice/5.1.1.3$Windows_X86_64 LibreOffice_project/89f508ef3ecebd2cfb8e1def0f0ba9a803b88a6d</meta:generator>
  </office:meta>
</office:document-meta>
</file>